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9.37mm"/>
    </style:style>
    <style:style style:name="co4" style:family="table-column">
      <style:table-column-properties fo:break-before="auto" style:column-width="38.96mm"/>
    </style:style>
    <style:style style:name="co5" style:family="table-column">
      <style:table-column-properties fo:break-before="auto" style:column-width="40.34mm"/>
    </style:style>
    <style:style style:name="co6" style:family="table-column">
      <style:table-column-properties fo:break-before="auto" style:column-width="35.19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4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color="#00000a" style:font-name="Calibri1" fo:font-size="11pt" style:font-name-asian="Times New Roman" style:font-size-asian="11pt" style:language-asian="ar" style:country-asian="SA" style:font-name-complex="DejaVu Sans" style:font-size-complex="6.80000019073486pt" style:language-complex="none" style:country-complex="none"/>
    </style:style>
    <style:style style:name="ce7" style:family="table-cell" style:parent-style-name="Default" style:data-style-name="N115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4">
      <style:table-cell-properties fo:padding="0.71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color="#ff0000"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fo:language="cs" fo:country="CZ" style:letter-kerning="true" style:language-asian="ar" style:country-asian="SA" style:font-name-asian="Times New Roman" style:font-size-asian="11p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/>
          <table:table-cell table:style-name="ce2" office:value-type="string" calcext:value-type="string">
            <text:p>osvětlení</text:p>
          </table:table-cell>
          <table:table-cell table:style-name="ce2" office:value-type="string" calcext:value-type="string">
            <text:p>vodárny</text:p>
          </table:table-cell>
          <table:table-cell table:style-name="ce2" office:value-type="string" calcext:value-type="string">
            <text:p>vodné</text:p>
          </table:table-cell>
          <table:table-cell table:style-name="ce2" office:value-type="string" calcext:value-type="string">
            <text:p>stočné</text:p>
          </table:table-cell>
          <table:table-cell table:style-name="ce2" office:value-type="string" calcext:value-type="string">
            <text:p>silnice</text:p>
          </table:table-cell>
          <table:table-cell table:style-name="ce7" office:value-type="string" office:string-value="správa lesů" calcext:value-type="string">
            <text:p><text:s/>správa lesů </text:p>
          </table:table-cell>
          <table:table-cell table:style-name="ce7" office:value-type="string" office:string-value="správa parků" calcext:value-type="string">
            <text:p><text:s/>správa parků </text:p>
          </table:table-cell>
          <table:table-cell table:style-name="ce7" office:value-type="string" office:string-value="správa ostatní zeleně" calcext:value-type="string">
            <text:p><text:s/>správa ostatní zeleně </text:p>
          </table:table-cell>
          <table:table-cell table:style-name="ce7" office:value-type="string" office:string-value="svoz odpadu" calcext:value-type="string">
            <text:p><text:s/>svoz odpadu </text:p>
          </table:table-cell>
          <table:table-cell table:style-name="ce2" office:value-type="string" calcext:value-type="string">
            <text:p>kongresové náklady</text:p>
          </table:table-cell>
          <table:table-cell table:style-name="ce2" office:value-type="string" calcext:value-type="string">
            <text:p>dopravní podnik</text:p>
          </table:table-cell>
        </table:table-row>
        <table:table-row table:style-name="ro2">
          <table:table-cell table:style-name="ce1" office:value-type="float" office:value="1990" calcext:value-type="float">
            <text:p>1990</text:p>
          </table:table-cell>
          <table:table-cell table:number-columns-repeated="4" table:style-name="ce3" office:value-type="string" calcext:value-type="string">
            <text:p>N/A</text:p>
          </table:table-cell>
          <table:table-cell/>
          <table:table-cell table:number-columns-repeated="2" table:style-name="ce3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currency" office:currency="CZK" office:value="2415837000" calcext:value-type="currency">
            <text:p>2 415 837 000,00 Kč</text:p>
          </table:table-cell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number-columns-repeated="4" table:style-name="ce3" office:value-type="string" calcext:value-type="string">
            <text:p>N/A</text:p>
          </table:table-cell>
          <table:table-cell office:value-type="currency" office:currency="CZK" office:value="732112000" calcext:value-type="currency">
            <text:p>732 112 000,00 Kč</text:p>
          </table:table-cell>
          <table:table-cell table:number-columns-repeated="5" table:style-name="ce3" office:value-type="string" calcext:value-type="string">
            <text:p>N/A</text:p>
          </table:table-cell>
          <table:table-cell office:value-type="currency" office:currency="CZK" office:value="5008729000" calcext:value-type="currency">
            <text:p>5 008 729 000,00 Kč</text:p>
          </table:table-cell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4" office:value-type="currency" office:currency="CZK" office:value="283540000" calcext:value-type="currency">
            <text:p>283 540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8.64" calcext:value-type="currency">
            <text:p>18,64 Kč</text:p>
          </table:table-cell>
          <table:table-cell office:value-type="currency" office:currency="CZK" office:value="13.99" calcext:value-type="currency">
            <text:p>13,99 Kč</text:p>
          </table:table-cell>
          <table:table-cell office:value-type="currency" office:currency="CZK" office:value="729436000" calcext:value-type="currency">
            <text:p>729 436 000,00 Kč</text:p>
          </table:table-cell>
          <table:table-cell table:style-name="ce8" office:value-type="currency" office:currency="CZK" office:value="31398595.8" calcext:value-type="currency">
            <text:p>31 398 595,80 Kč</text:p>
          </table:table-cell>
          <table:table-cell table:style-name="ce8" office:value-type="currency" office:currency="CZK" office:value="49247278.28" calcext:value-type="currency">
            <text:p>49 247 278,28 Kč</text:p>
          </table:table-cell>
          <table:table-cell table:style-name="ce8" office:value-type="currency" office:currency="CZK" office:value="19705583.8" calcext:value-type="currency">
            <text:p>19 705 583,80 Kč</text:p>
          </table:table-cell>
          <table:table-cell table:style-name="ce8" office:value-type="currency" office:currency="CZK" office:value="674129196.31" calcext:value-type="currency">
            <text:p>674 129 196,31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8911763000" calcext:value-type="currency">
            <text:p>8 911 763 000,00 Kč</text:p>
          </table:table-cell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4" office:value-type="currency" office:currency="CZK" office:value="376906000" calcext:value-type="currency">
            <text:p>376 906 000,00 Kč</text:p>
          </table:table-cell>
          <table:table-cell table:style-name="ce6" office:value-type="string" calcext:value-type="string">
            <text:p><text:span text:style-name="T1">64862000</text:span></text:p>
          </table:table-cell>
          <table:table-cell office:value-type="currency" office:currency="CZK" office:value="22.79" calcext:value-type="currency">
            <text:p>22,79 Kč</text:p>
          </table:table-cell>
          <table:table-cell office:value-type="currency" office:currency="CZK" office:value="19.96" calcext:value-type="currency">
            <text:p>19,96 Kč</text:p>
          </table:table-cell>
          <table:table-cell office:value-type="currency" office:currency="CZK" office:value="847441000" calcext:value-type="currency">
            <text:p>847 441 000,00 Kč</text:p>
          </table:table-cell>
          <table:table-cell table:style-name="ce8" office:value-type="currency" office:currency="CZK" office:value="59911664.49" calcext:value-type="currency">
            <text:p>59 911 664,49 Kč</text:p>
          </table:table-cell>
          <table:table-cell table:style-name="ce8" office:value-type="currency" office:currency="CZK" office:value="98179496" calcext:value-type="currency">
            <text:p>98 179 496,00 Kč</text:p>
          </table:table-cell>
          <table:table-cell table:style-name="ce8" office:value-type="currency" office:currency="CZK" office:value="11048538.33" calcext:value-type="currency">
            <text:p>11 048 538,33 Kč</text:p>
          </table:table-cell>
          <table:table-cell table:style-name="ce8" office:value-type="currency" office:currency="CZK" office:value="1036769930.24" calcext:value-type="currency">
            <text:p>1 036 769 930,24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2726836000" calcext:value-type="currency">
            <text:p>12 726 836 000,00 Kč</text:p>
          </table:table-cell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4" office:value-type="currency" office:currency="CZK" office:value="462205000" calcext:value-type="currency">
            <text:p>462 205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30.63" calcext:value-type="currency">
            <text:p>30,63 Kč</text:p>
          </table:table-cell>
          <table:table-cell office:value-type="currency" office:currency="CZK" office:value="25.88" calcext:value-type="currency">
            <text:p>25,88 Kč</text:p>
          </table:table-cell>
          <table:table-cell office:value-type="currency" office:currency="CZK" office:value="2253338000" calcext:value-type="currency">
            <text:p>2 253 338 000,00 Kč</text:p>
          </table:table-cell>
          <table:table-cell table:style-name="ce8" office:value-type="currency" office:currency="CZK" office:value="68336915.12" calcext:value-type="currency">
            <text:p>68 336 915,12 Kč</text:p>
          </table:table-cell>
          <table:table-cell table:style-name="ce8" office:value-type="currency" office:currency="CZK" office:value="192891265.55" calcext:value-type="currency">
            <text:p>192 891 265,55 Kč</text:p>
          </table:table-cell>
          <table:table-cell table:style-name="ce8" office:value-type="currency" office:currency="CZK" office:value="12475559.64" calcext:value-type="currency">
            <text:p>12 475 559,64 Kč</text:p>
          </table:table-cell>
          <table:table-cell table:style-name="ce8" office:value-type="currency" office:currency="CZK" office:value="1170467056.43" calcext:value-type="currency">
            <text:p>1 170 467 056,43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2586372000" calcext:value-type="currency">
            <text:p>12 586 372 000,00 Kč</text:p>
          </table:table-cell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4" office:value-type="currency" office:currency="CZK" office:value="342068000" calcext:value-type="currency">
            <text:p>342 068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44.72" calcext:value-type="currency">
            <text:p>44,72 Kč</text:p>
          </table:table-cell>
          <table:table-cell office:value-type="currency" office:currency="CZK" office:value="32.94" calcext:value-type="currency">
            <text:p>32,94 Kč</text:p>
          </table:table-cell>
          <table:table-cell office:value-type="currency" office:currency="CZK" office:value="1663231000" calcext:value-type="currency">
            <text:p>1 663 231 000,00 Kč</text:p>
          </table:table-cell>
          <table:table-cell table:style-name="ce8" office:value-type="currency" office:currency="CZK" office:value="55810802.31" calcext:value-type="currency">
            <text:p>55 810 802,31 Kč</text:p>
          </table:table-cell>
          <table:table-cell table:style-name="ce8" office:value-type="currency" office:currency="CZK" office:value="134142943.47" calcext:value-type="currency">
            <text:p>134 142 943,47 Kč</text:p>
          </table:table-cell>
          <table:table-cell table:style-name="ce8" office:value-type="currency" office:currency="CZK" office:value="9382179.6" calcext:value-type="currency">
            <text:p>9 382 179,60 Kč</text:p>
          </table:table-cell>
          <table:table-cell table:style-name="ce8" office:value-type="currency" office:currency="CZK" office:value="1264832433.85" calcext:value-type="currency">
            <text:p>1 264 832 433,85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3207550000" calcext:value-type="currency">
            <text:p>13 207 550 000,00 Kč</text:p>
          </table:table-cell>
        </table:table-row>
        <table:table-row table:style-name="ro2" table:number-rows-repeated="104856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15:53.483099916</meta:creation-date>
    <dc:date>2017-11-07T17:22:45.993453703</dc:date>
    <meta:editing-duration>PT56M40S</meta:editing-duration>
    <meta:editing-cycles>5</meta:editing-cycles>
    <meta:generator>LibreOffice/5.3.1.2$Linux_X86_64 LibreOffice_project/30m0$Build-2</meta:generator>
    <meta:document-statistic meta:table-count="1" meta:cell-count="82" meta:object-count="0"/>
  </office:meta>
</office:document-meta>
</file>